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in" fo:margin-left="0in" table:align="left" style:shadow="none"/>
    </style:style>
    <style:style style:name="Table1.A" style:family="table-column">
      <style:table-column-properties style:column-width="3.5597in"/>
    </style:style>
    <style:style style:name="Table1.B" style:family="table-column">
      <style:table-column-properties style:column-width="2.4403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="0.0694in" fo:border-left="0.0139in solid #000000" fo:border-right="none" fo:border-top="0.0139in solid #000000" fo:border-bottom="0.0347in solid #000000"/>
    </style:style>
    <style:style style:name="Table1.B1" style:family="table-cell">
      <style:table-cell-properties style:vertical-align="" fo:padding="0.0694in" fo:border-left="0.0347in solid #000000" fo:border-right="0.0139in solid #000000" fo:border-top="0.0139in solid #000000" fo:border-bottom="0.0347in solid #000000"/>
    </style:style>
    <style:style style:name="Table1.A2" style:family="table-cell">
      <style:table-cell-properties style:vertical-align="top" fo:padding="0.0694in" fo:border="0.0139in solid #000000"/>
    </style:style>
    <style:style style:name="Table1.B2" style:family="table-cell">
      <style:table-cell-properties style:vertical-align="" fo:padding="0.0694in" fo:border="0.0139in solid #000000"/>
    </style:style>
    <style:style style:name="Table1.A5" style:family="table-cell">
      <style:table-cell-properties style:vertical-align="top" fo:padding="0.0694in" fo:border-left="0.0347in solid #000000" fo:border-right="none" fo:border-top="0.0347in solid #000000" fo:border-bottom="0.0347in solid #000000"/>
    </style:style>
    <style:style style:name="Table1.B5" style:family="table-cell">
      <style:table-cell-properties style:vertical-align="" fo:padding="0.0694in" fo:border="0.0347in solid #000000"/>
    </style:style>
    <style:style style:name="Table1.A12" style:family="table-cell">
      <style:table-cell-properties style:vertical-align="top" fo:padding="0.0694in" fo:border="0.0347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00%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Standard">
      <style:paragraph-properties fo:line-height="100%" fo:break-before="auto" fo:break-after="auto"/>
    </style:style>
    <style:style style:name="P7" style:family="paragraph" style:parent-style-name="Standard">
      <style:paragraph-properties fo:line-height="100%" fo:text-align="center" style:justify-single-word="false" fo:break-before="auto" fo:break-after="auto"/>
    </style:style>
    <style:style style:name="P8" style:family="paragraph" style:parent-style-name="Standard">
      <style:paragraph-properties fo:margin-left="0in" fo:margin-right="0in" fo:margin-top="0in" fo:margin-bottom="0in" fo:line-height="100%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P11" style:family="paragraph" style:parent-style-name="Standard" style:master-page-name="First_20_Page">
      <style:paragraph-properties fo:line-height="100%" style:page-number="auto" fo:break-before="auto" fo:break-after="auto"/>
    </style:style>
    <style:style style:name="P12" style:family="paragraph" style:parent-style-name="Standard" style:list-style-name="LS1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13" style:family="paragraph" style:parent-style-name="Standard" style:list-style-name="LS4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14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fo:break-before="auto" fo:break-after="auto"/>
    </style:style>
    <style:style style:name="P15" style:family="paragraph" style:parent-style-name="Standard" style:list-style-name="LS3">
      <style:paragraph-properties fo:margin-left="0.5in" fo:margin-right="0in" fo:margin-top="0in" fo:margin-bottom="0in" fo:line-height="100%" fo:text-indent="0in" style:auto-text-indent="false" fo:break-before="auto" fo:break-after="auto"/>
    </style:style>
    <style:style style:name="P16" style:family="paragraph" style:parent-style-name="Standard" style:list-style-name="LS4">
      <style:paragraph-properties fo:margin-left="0.5in" fo:margin-right="0in" fo:margin-top="0in" fo:margin-bottom="0in" fo:line-height="100%" fo:text-indent="0in" style:auto-text-indent="false" fo:break-before="auto" fo:break-after="auto"/>
    </style:style>
    <style:style style:name="P17" style:family="paragraph" style:parent-style-name="Standard" style:list-style-name="LS5">
      <style:paragraph-properties fo:margin-left="0.5in" fo:margin-right="0in" fo:margin-top="0in" fo:margin-bottom="0in" fo:line-height="100%" fo:text-indent="0in" style:auto-text-indent="false" fo:break-before="auto" fo:break-after="auto"/>
    </style:style>
    <style:style style:name="P18" style:family="paragraph" style:parent-style-name="Standard" style:list-style-name="LS4">
      <style:paragraph-properties fo:margin-left="0.5in" fo:margin-right="0in" fo:margin-top="0in" fo:margin-bottom="0in" fo:line-height="100%" fo:text-indent="0in" style:auto-text-indent="false"/>
    </style:style>
    <style:style style:name="P19" style:family="paragraph" style:parent-style-name="Standard">
      <style:paragraph-properties fo:line-height="100%" fo:text-align="center" style:justify-single-word="false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For our group project we have selected to implement an Internet Relay Chat (IRC) program. <text:s/>Our implementation will include both the client and server applications, as well as the core features of the IRC messaging and command protocol.</text:p>
      <text:p text:style-name="P6"/>
      <text:p text:style-name="P3"><text:span text:style-name="T1">Background</text:span></text:p>
      <text:p text:style-name="P6">IRC is an open protocol created by Jarkko Oikarinen in 1988 as a new paradigm for implementing real-time Internet text communication both between individual clients, and amongst groups of users. <text:s/>In addition to offering one-to-one and conferencing chat features, IRC has been widely expanded in modern applications to include file transfer and various other services. <text:s/>However, our intention is to simply execute the messaging functionality in our implementation.</text:p>
      <text:p text:style-name="P6"/>
      <text:p text:style-name="P3"><text:span text:style-name="T1">RFC</text:span><text:span text:style-name="T1"> 1459</text:span></text:p>
      <text:p text:style-name="P6">In 1993, the original protocol for IRC was published in Request For Comment (RFC) 1459. <text:s/>This document stipulates the features, as well as the types and format of communications that must be implemented in IRC servers and clients. <text:s text:c="2"/>The components of our program, and their design will be taken primarily from this document.</text:p>
      <text:p text:style-name="P6"/>
      <text:p text:style-name="P7"><text:span text:style-name="T1">Features</text:span></text:p>
      <text:p text:style-name="P6">Core IRC features that we will implement include:</text:p>
      <text:list xml:id="list34591753" text:style-name="LS1">
        <text:list-item>
          <text:p text:style-name="P12">A client program for the end user to send and receive messages.</text:p>
        </text:list-item>
      </text:list>
      <text:list xml:id="list34599489" text:style-name="LS2">
        <text:list-item>
          <text:p text:style-name="P14">Multiple ‘channels’ to host groups of users in chat room environments.</text:p>
        </text:list-item>
        <text:list-item>
          <text:p text:style-name="P14">One or more networked servers to host and manage chat channels.</text:p>
        </text:list-item>
        <text:list-item>
          <text:p text:style-name="P14">One-to-many communication in which clients can simultaneously chat with groups of users.</text:p>
        </text:list-item>
        <text:list-item>
          <text:p text:style-name="P14">One-to-one communication in which users can privately chat with each other.</text:p>
        </text:list-item>
      </text:list>
      <text:p text:style-name="P6"/>
      <text:p text:style-name="P6">Possible extended features may include:</text:p>
      <text:list xml:id="list34591219" text:style-name="LS3">
        <text:list-item>
          <text:p text:style-name="P15">Direct Client Communication (DCC) protocol for establishing direct, non-relayed communications between individual users.</text:p>
        </text:list-item>
      </text:list>
      <text:list xml:id="list34589822" text:style-name="LS4">
        <text:list-item>
          <text:p text:style-name="P16">Client-To-Client Protocol (CTCP) which includes features for:</text:p>
          <text:list>
            <text:list-item>
              <text:p text:style-name="P18">sending/receiving structured data (graphics, voice, fonts, etc)</text:p>
            </text:list-item>
            <text:list-item>
              <text:p text:style-name="P18">querying individual user clients</text:p>
            </text:list-item>
          </text:list>
        </text:list-item>
        <text:list-item>
          <text:p text:style-name="P13">Persistent username and channel registration.</text:p>
        </text:list-item>
        <text:list-item>
          <text:p text:style-name="P13">Encryption using the Transport Layer Security (TLS) protocol</text:p>
        </text:list-item>
      </text:list>
      <text:p text:style-name="P4"/>
      <text:p text:style-name="P3"><text:span text:style-name="T1">Technologies</text:span></text:p>
      <text:p text:style-name="P2">Our server and client applications will be written in the Java programming language which will allow them to be ported to various platforms. <text:s/>We will be implementing our own IRC program from scratch using communications over TCP Sockets, however we may also use the Java libraries IRClib (<text:a xlink:type="simple" xlink:href="http://sourceforge.net/projects/moepii/">http://sourceforge.net/projects/moepii/</text:a>), Realy-IRC (<text:a xlink:type="simple" xlink:href="http://relayirc.sourceforge.net/">http://relayirc.sourceforge.net/</text:a>) and PircBot (<text:a xlink:type="simple" xlink:href="http://www.jibble.org/pircbot.php">http://www.jibble.org/pircbot.php</text:a>) as references. <text:s/>Per the IRC protocol, messages will be composed of 8-bit ASCII text characters, and transferred using the Transmission Control Protocol (TCP). Technologies to be used for hosting server applications is still to be determined.</text:p>
      <text:p text:style-name="P7"/>
      <text:p text:style-name="P3"><text:span text:style-name="T5"/></text:p>
      <text:p text:style-name="P10"><text:span text:style-name="T1">Responsibilities</text:span></text:p>
      <text:p text:style-name="P4">Each group member will contribute to the design and implementation of the overall program, however individual responsibilities for specific components are assigned as follows:</text:p>
      <text:list xml:id="list34600429" text:style-name="LS5">
        <text:list-item>
          <text:p text:style-name="P17">One member will be responsible for implementing and documenting the client: Andrew Montgomery</text:p>
        </text:list-item>
        <text:list-item>
          <text:p text:style-name="P17">One member will be responsible for implementing and documenting the server: Matt Johnson</text:p>
        </text:list-item>
        <text:list-item>
          <text:p text:style-name="P17">One member will be responsible for creating, documenting and contributing to the implementation of the application protocol at both ends: Justin Ard</text:p>
        </text:list-item>
      </text:list>
      <text:p text:style-name="P2"/>
      <text:p text:style-name="P3"><text:span text:style-name="T1">Milestones</text:span></text:p>
      <text:p text:style-name="P2">In order to maintain sufficient progress throughout the semester, we plan to complete the program incrementally following the tentative schedule below.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Milestone</text:span></text:p>
          </table:table-cell>
          <table:table-cell table:style-name="Table1.B1" office:value-type="string">
            <text:p text:style-name="P3"><text:span text:style-name="T1">Estimated Date of Completion</text:span></text:p>
          </table:table-cell>
        </table:table-row>
        <table:table-row table:style-name="Table1.1">
          <table:table-cell table:style-name="Table1.A2" office:value-type="string">
            <text:p text:style-name="P2">Design specifications with full description of commands and functions to be implemented</text:p>
          </table:table-cell>
          <table:table-cell table:style-name="Table1.B2" office:value-type="string">
            <text:p text:style-name="P2">Friday 09/30/11</text:p>
          </table:table-cell>
        </table:table-row>
        <table:table-row table:style-name="Table1.1">
          <table:table-cell table:style-name="Table1.A2" office:value-type="string">
            <text:p text:style-name="P2">Working client program capable of sending and receiving messages using TCP sockets</text:p>
          </table:table-cell>
          <table:table-cell table:style-name="Table1.B2" office:value-type="string">
            <text:p text:style-name="P2">Wednesday 10/05/11</text:p>
          </table:table-cell>
        </table:table-row>
        <table:table-row table:style-name="Table1.1">
          <table:table-cell table:style-name="Table1.A2" office:value-type="string">
            <text:p text:style-name="P2">Working server program capable of sending and receiving messages using TCP sockets</text:p>
          </table:table-cell>
          <table:table-cell table:style-name="Table1.B2" office:value-type="string">
            <text:p text:style-name="Standard">Wednesday 10/12/11</text:p>
          </table:table-cell>
        </table:table-row>
        <table:table-row table:style-name="Table1.1">
          <table:table-cell table:style-name="Table1.A5" office:value-type="string">
            <text:p text:style-name="P2"><text:span text:style-name="T2">Project progress report</text:span></text:p>
          </table:table-cell>
          <table:table-cell table:style-name="Table1.B5" office:value-type="string">
            <text:p text:style-name="P2"><text:span text:style-name="T2">Wednesday 10/12/11</text:span></text:p>
          </table:table-cell>
        </table:table-row>
        <table:table-row table:style-name="Table1.1">
          <table:table-cell table:style-name="Table1.A2" office:value-type="string">
            <text:p text:style-name="P2">Client-Server communication over TCP sockets</text:p>
          </table:table-cell>
          <table:table-cell table:style-name="Table1.B2" office:value-type="string">
            <text:p text:style-name="P2">Thursday 10/20/11</text:p>
          </table:table-cell>
        </table:table-row>
        <table:table-row table:style-name="Table1.1">
          <table:table-cell table:style-name="Table1.A2" office:value-type="string">
            <text:p text:style-name="P2">One-to-one communication between two clients through the IRC server</text:p>
          </table:table-cell>
          <table:table-cell table:style-name="Table1.B2" office:value-type="string">
            <text:p text:style-name="P2">Monday 11/14/11</text:p>
          </table:table-cell>
        </table:table-row>
        <table:table-row table:style-name="Table1.1">
          <table:table-cell table:style-name="Table1.A2" office:value-type="string">
            <text:p text:style-name="P2">One-to-many communication through a single channel capable of group chat</text:p>
          </table:table-cell>
          <table:table-cell table:style-name="Table1.B2" office:value-type="string">
            <text:p text:style-name="P2">Monday 11/14/11</text:p>
          </table:table-cell>
        </table:table-row>
        <table:table-row table:style-name="Table1.1">
          <table:table-cell table:style-name="Table1.A2" office:value-type="string">
            <text:p text:style-name="P2">One-to-many communication through multiple channels created on command</text:p>
          </table:table-cell>
          <table:table-cell table:style-name="Table1.B2" office:value-type="string">
            <text:p text:style-name="P2">Monday 11/14/11</text:p>
          </table:table-cell>
        </table:table-row>
        <table:table-row table:style-name="Table1.1">
          <table:table-cell table:style-name="Table1.A5" office:value-type="string">
            <text:p text:style-name="P2"><text:span text:style-name="T2">Project progress report</text:span></text:p>
          </table:table-cell>
          <table:table-cell table:style-name="Table1.B5" office:value-type="string">
            <text:p text:style-name="P2"><text:span text:style-name="T2">Monday 11/14/11</text:span></text:p>
          </table:table-cell>
        </table:table-row>
        <table:table-row table:style-name="Table1.1">
          <table:table-cell table:style-name="Table1.A2" office:value-type="string">
            <text:p text:style-name="P2">Full channel ops management functionality for customizing individual channels</text:p>
          </table:table-cell>
          <table:table-cell table:style-name="Table1.B2" office:value-type="string">
            <text:p text:style-name="P2">Monday 12/05/11</text:p>
          </table:table-cell>
        </table:table-row>
        <table:table-row table:style-name="Table1.1">
          <table:table-cell table:style-name="Table1.A12" office:value-type="string">
            <text:p text:style-name="P2"><text:span text:style-name="T2">Project presentation</text:span></text:p>
          </table:table-cell>
          <table:table-cell table:style-name="Table1.B5" office:value-type="string">
            <text:p text:style-name="P2"><text:span text:style-name="T2">Monday 12/5/11</text:span></text:p>
          </table:table-cell>
        </table:table-row>
        <table:table-row table:style-name="Table1.1">
          <table:table-cell table:style-name="Table1.A12" office:value-type="string">
            <text:p text:style-name="P2"><text:span text:style-name="T2">Project final report completed</text:span></text:p>
          </table:table-cell>
          <table:table-cell table:style-name="Table1.B5" office:value-type="string">
            <text:p text:style-name="P2"><text:span text:style-name="T2">Monday 12/12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page_20_header" style:display-name="first page header" style:family="paragraph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4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4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4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4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4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4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-0.25in" text:min-label-width="0.25in"/>
        <style:text-properties style:font-name="Arial"/>
      </text:list-level-style-bullet>
      <text:list-level-style-bullet text:level="2" text:style-name="LLS_5f_5_5f_1" text:bullet-char="○">
        <style:list-level-properties text:min-label-width="0.25in"/>
        <style:text-properties style:font-name="Arial"/>
      </text:list-level-style-bullet>
      <text:list-level-style-bullet text:level="3" text:style-name="LLS_5f_5_5f_2" text:bullet-char="■">
        <style:list-level-properties text:space-before="-0.75in" text:min-label-width="1.5in" text:min-label-distance="0.1252in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1in" text:min-label-width="0.25in"/>
        <style:text-properties style:font-name="Arial"/>
      </text:list-level-style-bullet>
      <text:list-level-style-bullet text:level="5" text:style-name="LLS_5f_5_5f_4" text:bullet-char="○">
        <style:list-level-properties text:space-before="1.5in" text:min-label-width="0.25in"/>
        <style:text-properties style:font-name="Arial"/>
      </text:list-level-style-bullet>
      <text:list-level-style-bullet text:level="6" text:style-name="LLS_5f_5_5f_5" text:bullet-char="■">
        <style:list-level-properties text:space-before="-0.75in" text:min-label-width="3in" text:min-label-distance="0.1252in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2.5in" text:min-label-width="0.25in"/>
        <style:text-properties style:font-name="Arial"/>
      </text:list-level-style-bullet>
      <text:list-level-style-bullet text:level="8" text:style-name="LLS_5f_5_5f_7" text:bullet-char="○">
        <style:list-level-properties text:space-before="3in" text:min-label-width="0.25in"/>
        <style:text-properties style:font-name="Arial"/>
      </text:list-level-style-bullet>
      <text:list-level-style-bullet text:level="9" text:style-name="LLS_5f_5_5f_8" text:bullet-char="■">
        <style:list-level-properties text:space-before="-0.75in"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Default_20_Paragraph_20_Font">Justin</text:span><text:span text:style-name="Default_20_Paragraph_20_Font"> </text:span><text:span text:style-name="Default_20_Paragraph_20_Font">Ard</text:span></text:p>
        <text:p text:style-name="MP1"><text:span text:style-name="Default_20_Paragraph_20_Font">Matt</text:span><text:span text:style-name="Default_20_Paragraph_20_Font"> </text:span><text:span text:style-name="Default_20_Paragraph_20_Font">Johnson</text:span></text:p>
        <text:p text:style-name="MP2"><text:span text:style-name="Default_20_Paragraph_20_Font">Andrew Montgomery</text:span></text:p>
        <text:p text:style-name="MP2"><text:span text:style-name="Default_20_Paragraph_20_Font">cs455</text:span></text:p>
        <text:p text:style-name="MP2"><text:span text:style-name="Default_20_Paragraph_20_Font">Project Proposal</text:span></text:p>
      </style:header>
    </style:master-page>
    <style:master-page style:name="First_20_Page" style:display-name="First Page" style:page-layout-name="Mpm2" style:next-style-name="No_20_Header">
      <style:header>
        <text:p text:style-name="MP2">Justin Ard</text:p>
        <text:p text:style-name="MP2">Matt Johnson</text:p>
        <text:p text:style-name="MP2">Andrew Montgomery</text:p>
        <text:p text:style-name="MP2">cs 455</text:p>
        <text:p text:style-name="MP2">Project Proposal</text:p>
      </style:header>
    </style:master-page>
    <style:master-page style:name="No_20_Header" style:display-name="No Header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meta:editing-cycles>26</meta:editing-cycles>
    <dc:date>2011-09-20T17:39:09.03</dc:date>
    <meta:editing-duration>PT3H12M7S</meta:editing-duration>
    <meta:document-statistic meta:table-count="1" meta:image-count="0" meta:object-count="0" meta:page-count="2" meta:paragraph-count="64" meta:word-count="614" meta:character-count="4270"/>
  </office:meta>
</office:document-meta>
</file>